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family-generic="swiss"/>
    <style:font-face style:name="Ubuntu1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2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_20_1">
      <style:text-properties style:font-name="Ubuntu1" fo:font-size="20pt" style:font-size-asian="20pt" style:font-size-complex="20pt"/>
    </style:style>
    <style:style style:name="P2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xml:id="ct57166768" text:id="ct57166768">
          <text:insertion>
            <office:change-info>
              <dc:creator>mle </dc:creator>
              <dc:date>2012-09-11T09:26:00</dc:date>
            </office:change-info>
          </text:insertion>
        </text:changed-region>
      </text:tracked-changes>
      <text:variable-decls>
        <text:variable-decl office:value-type="float" text:name="datetim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change-start text:change-id="ct57166768"/>object<text:change-end text:change-id="ct57166768"/></text:h>
      <text:p text:style-name="Standard"/>
      <text:p text:style-name="Standard">attribut<office:annotation><dc:creator>mle </dc:creator><dc:date>2013-03-21T15:02:51</dc:date><text:p text:style-name="P2"><text:span text:style-name="T3">do text</text:span></text:p><text:p text:style-name="P2"><text:span text:style-name="T3">from xhtml(attributeshtml)</text:span></text:p></office:annotation>es</text:p>
      <text:p text:style-name="Standard"/>
      <text:p text:style-name="Standard">ima<office:annotation><dc:creator>mle </dc:creator><dc:date>2012-09-14T15:30:45</dc:date><text:p><text:span text:style-name="T2">do text</text:span></text:p><text:p>from document(at=object.get_map_image_path())</text:p></office:annotation>ge</text:p>
      <text:p text:style-name="Standard"/>
      <text:p text:style-name="Standard">pro<office:annotation><dc:creator>mle </dc:creator><dc:date>2013-08-15T09:55:44</dc:date><text:p text:style-name="P2"><text:span text:style-name="T1">do text</text:span></text:p><text:p text:style-name="P2"><text:span text:style-name="T2">from document(at=object.get_elevation_chart_path())</text:span></text:p><text:p text:style-name="P2"><text:span text:style-name="T2"/></text:p></office:annotation>f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" svg:font-family="Ubuntu" style:font-family-generic="swiss"/>
    <style:font-face style:name="Ubuntu1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2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201in" fo:border-left="none" fo:border-right="none" fo:border-top="none" fo:border-bottom="0.99pt solid #4c4c4c" style:shadow="non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tracked-changes>
          <text:changed-region xml:id="ct56846224" text:id="ct56846224">
            <text:insertion>
              <office:change-info>
                <dc:creator>mle </dc:creator>
                <dc:date>2012-10-04T10:54:00</dc:date>
              </office:change-info>
            </text:insertion>
          </text:changed-region>
        </text:tracked-changes>
        <text:p text:style-name="Header">Log<office:annotation><dc:creator>mle </dc:creator><dc:date>2012-10-04T10:50:26</dc:date><text:p>do text</text:p><text:p>from document(at=MEDIA_ROOT + 'upload/logo-header.png')</text:p></office:annotation>o<text:tab/><text:change-start text:change-id="ct56846224"/>datetime<text:change-end text:change-id="ct56846224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e </meta:initial-creator>
    <meta:creation-date>2012-09-10T11:51:31</meta:creation-date>
    <dc:date>2013-08-15T09:55:54</dc:date>
    <dc:creator>mle </dc:creator>
    <meta:editing-duration>PT3H48M23S</meta:editing-duration>
    <meta:editing-cycles>64</meta:editing-cycles>
    <meta:generator>LibreOffice/3.5$Linux_X86_64 LibreOffice_project/350m1$Build-2</meta:generator>
    <meta:document-statistic meta:table-count="0" meta:image-count="0" meta:object-count="0" meta:page-count="1" meta:paragraph-count="5" meta:word-count="14" meta:character-count="45" meta:non-whitespace-character-count="44"/>
  </office:meta>
</office:document-meta>
</file>